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ktplan</text:p>
      <text:p text:style-name="Standard"/>
      <text:p text:style-name="Standard">Der Projektstart ist am 01.11.2016, wenn sie unser Angebot aktzeptieren. Unser Team würde sich dann sofort an die Arbeit machen und wie von Ihnen gefordert ein Pflichtenheft konzipieren, wo klar und deutlich Ihre Anforderungen und unsere Interpretation dieser mit Ihnen abgleichen.</text:p>
      <text:p text:style-name="Standard">Nach der Abgabe des Pflichtenhefts, werden wir mithilfe der agilen Softwarentwicklungsmethode SCRUM Ihr Projekt realisieren. Wie Sie im Projektplan sehen können führen wir meherer Abschnitte a 10 Tage durch, sogenannte Sprints. In diesen Sprints realisieren wir die gewünschten Produktfunktionalitäten. Zur Zeit können wir jedoch nicht fest sagen wann welche Funktionen implementiert werden, und welche Funktionalität wann fertigestellt ist. Wir werden die ersten 2 Sprints dazu nutzen uns eine Architektur zu erarbeiten und die Schnittstellen aus dem Pflichtenheft einzuarbeiten. Nach der Planung werden wir mittels fünf Build Sprints das Produkt dokumentieren, implementieren und testen. Unser Team wird nicht über die Weihnachtsfeiertage arbeiten und auch nur an zwei Tagen der Prüfungsphase vom 06.02.17- 04.03.17 der TU-Chemnitz, da alle unsere Mitarbeiter noch studieren. Noch vor der Prüfungsphase würden wir Ihnen gern unsere Tests vorstellen und Einblick in die ersten Fortschtschritte gewähren. Nach der Prüfungsphase werden dann die Finalen Sprints geführt, wo das Projekt am Ende abgeschlossen wird und mit einer Endpräsentation an Sie übergeben. Projektende ist der 31.03.2017<text:line-break/>Die Dokumentation und alle Dokumente des Projekts werden im laufe des Projekts im sinne des V-Models entworfen. In den Planungs-Sprints werden die ersten groben Entwürfe gefertigt welche dann in den Buildsprints verfeinert werden. Zum Ende eines Sprints werden die implementierten Funktionen getestet und ins Gesamtsystem integriert. In Sprint fünf und sechs werden dann Systemtests durchgeführt und dokumentiert. Im siebten Sprint werden zum Abschluss Abnahme Tests durchgeführt. </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Hofmann</meta:initial-creator>
    <meta:creation-date>2016-11-11T20:33:12.49</meta:creation-date>
    <dc:date>2016-11-11T22:04:53.08</dc:date>
    <dc:creator>Danny Hofmann</dc:creator>
    <meta:editing-duration>PT1H1M19S</meta:editing-duration>
    <meta:editing-cycles>5</meta:editing-cycles>
    <meta:generator>OpenOffice.org/3.4.1$Win32 OpenOffice.org_project/341m1$Build-9593</meta:generator>
    <meta:document-statistic meta:table-count="0" meta:image-count="0" meta:object-count="0" meta:page-count="1" meta:paragraph-count="4" meta:word-count="273" meta:character-count="1964"/>
  </office:meta>
</office:document-meta>
</file>